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Colored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109.49mm" svg:height="89.88mm" svg:x="80.51mm" svg:y="7.31mm">
            <draw:object draw:notify-on-update-of-ranges="Sheet1.A1:Sheet1.A1 Sheet1.A2:Sheet1.A13 Sheet1.B1:Sheet1.B1 Sheet1.B2:Sheet1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1">
          <table:table-cell table:style-name="ce2" office:value-type="string" calcext:value-type="string">
            <text:p>Jan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Feb</text:p>
          </table:table-cell>
          <table:table-cell table:style-name="ce3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Mär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Apr</text:p>
          </table:table-cell>
          <table:table-cell table:style-name="ce3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string" calcext:value-type="string">
            <text:p>Mai</text:p>
          </table:table-cell>
          <table:table-cell table:style-name="ce3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string" calcext:value-type="string">
            <text:p>Jun</text:p>
          </table:table-cell>
          <table:table-cell table:style-name="ce3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Jul</text:p>
          </table:table-cell>
          <table:table-cell table:style-name="ce3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Aug</text:p>
          </table:table-cell>
          <table:table-cell table:style-name="ce3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string" calcext:value-type="string">
            <text:p>Sep</text:p>
          </table:table-cell>
          <table:table-cell table:style-name="ce3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string" calcext:value-type="string">
            <text:p>Okt</text:p>
          </table:table-cell>
          <table:table-cell table:style-name="ce3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string" calcext:value-type="string">
            <text:p>Nov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Dez</text:p>
          </table:table-cell>
          <table:table-cell table:style-name="ce3" office:value-type="float" office:value="15" calcext:value-type="float">
            <text:p>15</text:p>
          </table:table-cell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B13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Yu Gothic" style:font-size-asian="10pt" style:language-asian="ja" style:country-asian="JP" style:font-name-complex="Tahoma" style:font-size-complex="10pt" style:language-complex="ar" style:country-complex="SA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ar" style:country-complex="SA"/>
    </style:default-style>
    <number:number-style style:name="N0">
      <number:number number:min-integer-digits="1"/>
    </number:number-style>
    <number:number-style style:name="N10109P0" style:volatile="true" number:language="de" number:country="DE">
      <style:text-properties fo:color="#00ff00"/>
      <number:number number:decimal-places="0" number:min-decimal-places="0" number:min-integer-digits="1"/>
    </number:number-style>
    <number:number-style style:name="N10109P1" style:volatile="true" number:language="de" number:country="DE">
      <style:text-properties fo:color="#ff0000"/>
      <number:number number:decimal-places="0" number:min-decimal-places="0" number:min-integer-digits="1"/>
    </number:number-style>
    <number:number-style style:name="N10109" number:language="de" number:country="DE" number:title="ColorRange">
      <style:text-properties fo:color="#ffff00"/>
      <number:number number:decimal-places="0" number:min-decimal-places="0" number:min-integer-digits="1"/>
      <style:map style:condition="value()&gt;35" style:apply-style-name="N10109P0"/>
      <style:map style:condition="value()&lt;20" style:apply-style-name="N10109P1"/>
    </number:number-style>
    <number:number-style style:name="N10108P0" style:volatile="true" number:language="de" number:country="DE">
      <style:text-properties fo:color="#00ff00"/>
      <number:number number:decimal-places="0" number:min-decimal-places="0" number:min-integer-digits="1"/>
    </number:number-style>
    <number:number-style style:name="N10108P1" style:volatile="true" number:language="de" number:country="DE">
      <style:text-properties fo:color="#ff0000"/>
      <number:text/>
    </number:number-style>
    <number:number-style style:name="N10108" number:language="de" number:country="DE" number:title="ColorRange">
      <style:text-properties fo:color="#ffff00"/>
      <number:number number:decimal-places="0" number:min-decimal-places="0" number:min-integer-digits="1"/>
      <style:map style:condition="value()&gt;35" style:apply-style-name="N10108P0"/>
      <style:map style:condition="value()&lt;20" style:apply-style-name="N10108P1"/>
    </number:number-style>
    <style:style style:name="Default" style:family="table-cell">
      <style:text-properties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lored" style:family="table-cell" style:parent-style-name="Default" style:data-style-name="N10109">
      <style:table-cell-properties fo:background-color="#a9a9a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1-09-16T15:59:18.575000000</meta:creation-date>
    <dc:date>2021-09-16T16:18:54.964000000</dc:date>
    <dc:creator>Regina Henschel</dc:creator>
    <meta:editing-duration>PT19M45S</meta:editing-duration>
    <meta:editing-cycles>3</meta:editing-cycles>
    <meta:generator>BCommitContinue/7.3.0.0.alpha0$Windows_X86_64 LibreOffice_project/3372f93173b900c087073078a01d31916bf47783</meta:generator>
    <meta:document-statistic meta:table-count="1" meta:cell-count="26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109P0" style:volatile="true" number:language="de" number:country="DE">
      <style:text-properties fo:color="#00ff00"/>
      <number:number number:decimal-places="0" number:min-decimal-places="0" number:min-integer-digits="1"/>
    </number:number-style>
    <number:number-style style:name="N10109P1" style:volatile="true" number:language="de" number:country="DE">
      <style:text-properties fo:color="#ff0000"/>
      <number:number number:decimal-places="0" number:min-decimal-places="0" number:min-integer-digits="1"/>
    </number:number-style>
    <number:number-style style:name="N10109" number:language="de" number:country="DE" number:title="ColorRange">
      <style:text-properties fo:color="#ffff00"/>
      <number:number number:decimal-places="0" number:min-decimal-places="0" number:min-integer-digits="1"/>
      <style:map style:condition="value()&gt;35" style:apply-style-name="N10109P0"/>
      <style:map style:condition="value()&lt;20" style:apply-style-name="N10109P1"/>
    </number:number-style>
    <style:style style:name="ch1" style:family="chart">
      <style:graphic-properties draw:stroke="none" draw:fill-color="#808080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b0c4d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95cm" svg:height="8.989cm" xlink:href=".." xlink:type="simple" chart:class="chart:bar" chart:style-name="ch1">
        <chart:plot-area chart:style-name="ch2" table:cell-range-address="Sheet1.A1:Sheet1.B13" chart:data-source-has-labels="both" svg:x="0.219cm" svg:y="0.179cm" svg:width="10.512cm" svg:height="8.631cm">
          <chart:coordinate-region svg:x="0.851cm" svg:y="0.381cm" svg:width="9.88cm" svg:height="7.776cm"/>
          <chart:axis chart:dimension="x" chart:name="primary-x" chart:style-name="ch3" chartooo:axis-type="auto">
            <chartooo:date-scale/>
            <chart:categories table:cell-range-address="Sheet1.A2:Sheet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3" chart:label-cell-address="Sheet1.B1:Sheet1.B1" chart:class="chart:ba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A2:Sheet1.A13</svg:desc>
                </draw:g>
              </table:table-cell>
              <table:table-cell office:value-type="float" office:value="12">
                <text:p>12</text:p>
                <draw:g>
                  <svg:desc>Sheet1.B2:Sheet1.B13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Mär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BCommitContinue/7.3.0.0.alpha0$Windows_X86_64 LibreOffice_project/3372f93173b900c087073078a01d31916bf4778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